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Photonico Code" svg:font-family="'Photonico Code'" style:font-pitch="fixed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style:font-name="Photonico Code" fo:font-size="24pt" officeooo:paragraph-rsid="001c3920" style:font-size-asian="24pt" style:font-size-complex="24pt"/>
    </style:style>
    <style:style style:name="P2" style:family="paragraph" style:parent-style-name="Standard">
      <style:text-properties style:font-name="Photonico Code" fo:font-size="20pt" officeooo:paragraph-rsid="001c3920" style:font-size-asian="20pt" style:font-size-complex="20pt"/>
    </style:style>
    <style:style style:name="P3" style:family="paragraph" style:parent-style-name="Standard">
      <style:text-properties style:font-name="Photonico Code" fo:font-size="20pt" officeooo:paragraph-rsid="001c3920" style:font-name-asian="Photonico Code" style:font-size-asian="20pt" style:font-size-complex="20pt"/>
    </style:style>
    <style:style style:name="P4" style:family="paragraph" style:parent-style-name="Standard">
      <style:paragraph-properties fo:break-before="page"/>
      <style:text-properties style:font-name="Photonico Code" fo:font-size="20pt" officeooo:paragraph-rsid="001c3920" style:font-name-asian="Photonico Code" style:font-size-asian="20pt" style:font-size-complex="20pt"/>
    </style:style>
    <style:style style:name="P5" style:family="paragraph" style:parent-style-name="Standard">
      <style:text-properties style:font-name="Photonico Code" fo:font-size="20pt" officeooo:paragraph-rsid="001c424d" style:font-name-asian="Photonico Code" style:font-size-asian="20pt" style:font-size-complex="20pt"/>
    </style:style>
    <style:style style:name="P6" style:family="paragraph" style:parent-style-name="Standard">
      <style:text-properties style:font-name="Photonico Code" fo:font-size="18pt" officeooo:paragraph-rsid="001c3920" style:font-size-asian="18pt" style:font-size-complex="18pt"/>
    </style:style>
    <style:style style:name="P7" style:family="paragraph" style:parent-style-name="Standard">
      <style:text-properties style:font-name="Photonico Code" fo:font-size="18pt" officeooo:paragraph-rsid="001c3920" style:font-name-asian="Photonico Code" style:font-size-asian="18pt" style:font-size-complex="18pt"/>
    </style:style>
    <style:style style:name="P8" style:family="paragraph" style:parent-style-name="Standard">
      <style:text-properties style:font-name="Photonico Code" fo:font-size="18pt" officeooo:rsid="001c3920" officeooo:paragraph-rsid="001c3920" style:font-name-asian="Photonico Code" style:font-size-asian="18pt" style:font-size-complex="18pt"/>
    </style:style>
    <style:style style:name="P9" style:family="paragraph" style:parent-style-name="Standard">
      <style:text-properties style:font-name="Photonico Code" fo:font-size="18pt" officeooo:rsid="001c3920" officeooo:paragraph-rsid="002398c2" style:font-name-asian="Photonico Code" style:font-size-asian="18pt" style:font-size-complex="18pt"/>
    </style:style>
    <style:style style:name="P10" style:family="paragraph" style:parent-style-name="Standard">
      <style:text-properties style:font-name="Photonico Code" fo:font-size="18pt" officeooo:paragraph-rsid="001c3920" style:font-size-asian="18pt" style:font-size-complex="18pt"/>
    </style:style>
    <style:style style:name="P11" style:family="paragraph" style:parent-style-name="Standard">
      <style:text-properties style:font-name="Photonico Code" fo:font-size="18pt" officeooo:rsid="0025b356" officeooo:paragraph-rsid="0025b356" style:font-size-asian="18pt" style:font-size-complex="18pt"/>
    </style:style>
    <style:style style:name="P12" style:family="paragraph" style:parent-style-name="Standard">
      <style:text-properties style:font-name="Photonico Code" fo:font-size="18pt" officeooo:paragraph-rsid="0025b356" style:font-size-asian="18pt" style:font-size-complex="18pt"/>
    </style:style>
    <style:style style:name="P13" style:family="paragraph" style:parent-style-name="Standard">
      <style:text-properties style:font-name="Photonico Code" fo:font-size="20pt" officeooo:paragraph-rsid="001c3920" style:font-size-asian="20pt" style:font-size-complex="20pt"/>
    </style:style>
    <style:style style:name="P14" style:family="paragraph" style:parent-style-name="Standard">
      <style:paragraph-properties fo:break-before="page"/>
      <style:text-properties style:font-name="Photonico Code" fo:font-size="20pt" officeooo:paragraph-rsid="001c3920" style:font-size-asian="20pt" style:font-size-complex="20pt"/>
    </style:style>
    <style:style style:name="P15" style:family="paragraph" style:parent-style-name="Standard">
      <style:text-properties style:font-name="Photonico Code" fo:font-size="20pt" officeooo:paragraph-rsid="001c3920" style:font-name-asian="Photonico Code" style:font-size-asian="20pt" style:font-size-complex="20pt"/>
    </style:style>
    <style:style style:name="P16" style:family="paragraph" style:parent-style-name="Standard">
      <style:text-properties style:font-name="Photonico Code" fo:font-size="24pt" officeooo:rsid="001a8f24" officeooo:paragraph-rsid="001a8f24" style:font-size-asian="24pt" style:font-size-complex="24pt"/>
    </style:style>
    <style:style style:name="P17" style:family="paragraph" style:parent-style-name="Standard">
      <style:text-properties style:font-name="Photonico Code" fo:font-size="72pt" officeooo:rsid="001a8f24" officeooo:paragraph-rsid="001a8f24" style:font-size-asian="72pt" style:font-size-complex="72pt"/>
    </style:style>
    <style:style style:name="P18" style:family="paragraph" style:parent-style-name="Standard">
      <style:paragraph-properties fo:break-before="page"/>
      <style:text-properties officeooo:paragraph-rsid="00216c90"/>
    </style:style>
    <style:style style:name="T1" style:family="text">
      <style:text-properties style:font-name="Photonico Code" fo:font-size="20pt" style:font-size-asian="20pt" style:font-size-complex="20pt"/>
    </style:style>
    <style:style style:name="T2" style:family="text">
      <style:text-properties style:font-name="Photonico Code" fo:font-size="20pt" officeooo:rsid="001c3920" style:font-size-asian="20pt" style:font-size-complex="20pt"/>
    </style:style>
    <style:style style:name="T3" style:family="text">
      <style:text-properties style:font-name="Photonico Code" fo:font-size="20pt" officeooo:rsid="00216c90" style:font-size-asian="20pt" style:font-size-complex="20pt"/>
    </style:style>
    <style:style style:name="T4" style:family="text">
      <style:text-properties style:font-name="Photonico Code" fo:font-size="20pt" officeooo:rsid="001c3920" style:font-name-asian="Photonico Code" style:font-size-asian="20pt" style:font-size-complex="20pt"/>
    </style:style>
    <style:style style:name="T5" style:family="text">
      <style:text-properties officeooo:rsid="001c3920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officeooo:rsid="0025b356"/>
    </style:style>
    <style:style style:name="T8" style:family="text">
      <style:text-properties officeooo:rsid="00276b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7"/>
      <text:p text:style-name="P17">Photonico Code</text:p>
      <text:p text:style-name="P1"/>
      <text:p text:style-name="P2"/>
      <text:p text:style-name="P14">∙ <text:span text:style-name="T5">Latin </text:span><text:span text:style-name="T8">and Greek </text:span><text:span text:style-name="T5">letters</text:span></text:p>
      <text:p text:style-name="P2"/>
      <text:p text:style-name="P6">The Quick Brown Fox Jumps Over The Lazy Dog</text:p>
      <text:p text:style-name="P6">THE QUICK BROWN FOX JUMPS OVER THE LAZY DOG</text:p>
      <text:p text:style-name="P6">the quick brown fox jumps over the lazy dog</text:p>
      <text:p text:style-name="P6"/>
      <text:p text:style-name="P11">Aa Bb Cc Dd Ee Ff Gg Hh Ii Jj Kk Ll Mm Nn</text:p>
      <text:p text:style-name="P12"><text:span text:style-name="T7">Oo Pp Qq Rr Ss Tt Uu Vv Ww Xx Yy Zz</text:span></text:p>
      <text:p text:style-name="P2"/>
      <text:p text:style-name="P6">Α α Β β Γ γ Δ δ </text:p>
      <text:p text:style-name="P6">Ε ε Ζ ζ Η η Θ θ </text:p>
      <text:p text:style-name="P6">Ι ι Κ κ Λ λ Μ μ Ν ν </text:p>
      <text:p text:style-name="P6">Ξ ξ Ο ο Π π Ρ ρ Σ σ/ς </text:p>
      <text:p text:style-name="P6">Τ τ Υ υ Φ φ </text:p>
      <text:p text:style-name="P6">Χ χ Ψ ψ Ω ω</text:p>
      <text:p text:style-name="P2"/>
      <text:p text:style-name="P2"/>
      <text:p text:style-name="P14">∙ <text:span text:style-name="T5">Numbers</text:span></text:p>
      <text:p text:style-name="P2"/>
      <text:p text:style-name="P6">0 1 2 3 4 5 6 7 8 9 % </text:p>
      <text:p text:style-name="P6">⁰ ¹ ² ³ ⁴ ⁵ ⁶ ⁷ ⁸ ⁹ ₀ ₁ ₂ ₃ ₄ ₅ ₆ ₇ ₈ ₉ </text:p>
      <text:p text:style-name="P6">Ⅰ Ⅱ Ⅲ Ⅳ Ⅴ Ⅵ Ⅶ Ⅷ Ⅸ Ⅹ Ⅺ Ⅻ Ⅼ Ⅽ Ⅾ Ⅿ</text:p>
      <text:p text:style-name="P6">ⅰ ⅱ ⅲ ⅳ ⅴ ⅵ ⅶ ⅷ ⅸ ⅹ ⅺ ⅻ ⅼ ⅽ ⅾ ⅿ</text:p>
      <text:p text:style-name="P6">⅟ ½ ↉ ⅓ ⅔ ¼ ¾ ⅕ ⅖ ⅗ ⅘ ⅙ ⅚ ⅐ ⅛ ⅜ ⅝ ⅞ ⅑ ⅒</text:p>
      <text:p text:style-name="P2"/>
      <text:p text:style-name="P18"><text:span text:style-name="T1">∙ Punctuation</text:span><text:span text:style-name="T2">s </text:span><text:span text:style-name="T3">and </text:span><text:span text:style-name="T4">Symbols</text:span></text:p>
      <text:p text:style-name="P7"/>
      <text:p text:style-name="P9">! ? ` ~ @ # $ % ^ &amp; * ' " , . : ; ⁏ <text:span text:style-name="T6">+ - × ÷ ± </text:span></text:p>
      <text:p text:style-name="P8">• ‣ ◘ ‼ ⁉ ⁈ ⁇ ⁑ ⁂ ⁌ ⁍ ⁚ ⁖ ⁘ ⁙ ⁛ ⁜ ⁝ ⁞ ₧ ※</text:p>
      <text:p text:style-name="P8">( ) [ ] { } 「 」 ⟨ ⟩ ⟪ ⟫ ⟦ ⟧ ⁅ ⁆ ‹ › « » ⌈ ⌉ ⌊ ⌋ 〈 〉 ❬ ❭ ❮ ❯ ❰ ❱ № ᚛ ‰ ¢ £ ₤ ¥ ₣ ₿ ⌥ ⎇ ⌘ ℃ ℉ © 🆭 ℗ ® ™ ° § ¶ † ‡ ¿ ⍰ ℓ № ℮ ℇ</text:p>
      <text:p text:style-name="P3"/>
      <text:p text:style-name="P7">☹ ☺ ☻ ☼ ☀ ★ ☆ ✡ ❄ ✿ ⌨ ⎔ ⌕ ⌖ ✓ ⍻</text:p>
      <text:p text:style-name="P7">☉ ☿ ♀ ♁ ♂ ♃ ♄ ⛢ ♅ ♆ ♇ </text:p>
      <text:p text:style-name="P7">⁌ ⁍ ⌒ ⌓ ⌔ ⌙ ⌜ ⌝ ⌞ ⌟ </text:p>
      <text:p text:style-name="P7">● ○ ◐ ◑ ◒ ◓ ◴ ◵ ◶ ◷ ◉ ◎</text:p>
      <text:p text:style-name="P7">■ □ ◧ ◨ ◩ ◪ ◰ ◱ ◲ ◳ ▢ ▣</text:p>
      <text:p text:style-name="P7">▲ ► ▼ ◄ ◊ ◦ • ▪ ▫ </text:p>
      <text:p text:style-name="P7">♪ ♫ ☐ ☑ ☒ ♠ ♣ ♥ ♦</text:p>
      <text:p text:style-name="P7">← ↑ → ↓ ↖ ↗ ↙ ↘ ↔ ↕ ⇤ ⇥ ⇜ ⇝ ↭ </text:p>
      <text:p text:style-name="P7">↚ ↛ ↮ ↜ ↝ ↰ ↱ ↲ ↳ ☇ ☈ ↼ ↽ ↾ ↿ ⇀ ⇁ ⇂ ⇃ ⇋ ⇌</text:p>
      <text:p text:style-name="P7">↩ ↪ ⟲ ⟳ ↺ ↻ ↷ ↶ ↫ ↬ </text:p>
      <text:p text:style-name="P7">⇇ ⇈ ⇉ ⇊ ⇄ ⇆ ⇅ ⇵ ↹ <text:s/>⇐ ⇑ ⇒ ⇓ ⇔ ⇕ ⇖ ⇗ ⇘ ⇙ ⇍ ⇏ ⇎ </text:p>
      <text:p text:style-name="P7">⇷ ⇸ ⇹ ⟴ ⇴ ⇞ ⇟ ⇠ ⇡ ⇢ ⇣ ⬅ ⬆ ➡ ⬇ ⇦ ⇧ ⇨ ⇩ ⇪ </text:p>
      <text:p text:style-name="P4">∙ STEM notations</text:p>
      <text:p text:style-name="P3"/>
      <text:p text:style-name="P3">∀ ∁ ∂ ∃ ∄ ∅ ∆ ∇ ∈ ∉ ∊ ∋ ∌ ∍ ∎ ∏</text:p>
      <text:p text:style-name="P3">∐ ∑ − ∓ ∔ ∕ ∖ ∗ ∘ ∙ √ ∛ ∜ ∝ ∞ ∟</text:p>
      <text:p text:style-name="P3">∠ ∡ ∢ ∣ ∤ ∥ ∦ ∧ ∨ ∩ ∪ ∫ ∬ ∭ ∮ ∯</text:p>
      <text:p text:style-name="P3">∰ ∱ ∲ ∳ ∴ ∵ ∶ ∷ ∸ ∹ ∺ ∻ ∼ ∽ ∾ ∿</text:p>
      <text:p text:style-name="P3">≀ ≁ ≂ ≃ ≄ ≅ ≆ ≇ ≈ ≉ ≊ ≋ ≌ ≍ ≎ ≏</text:p>
      <text:p text:style-name="P3">≐ ≑ ≒ ≓ ≔ ≕ ≖ ≗ ≘ ≙ ≚ ≛ ≜ ≝ ≞ ≟</text:p>
      <text:p text:style-name="P3">≠ ≡ ≢ ≣ ≤ ≥ ≦ ≧ ≨ ≩ ≪ ≫ ≬ ≭</text:p>
      <text:p text:style-name="P3">⊕ ⊖ ⊗ ⊘ ⊙ ⊚ ⊛ ⊜ ⊝ ⊞ ⊟</text:p>
      <text:p text:style-name="P5">⁺ ⁻ ⌀ ⌬ ⏣ ⏚ ☢ ℞ ⚠ ⌯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Photonico Code" svg:font-family="'Photonico Code'" style:font-pitch="fixed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DejaVu Serif" fo:font-size="12pt" fo:language="en" fo:country="US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DejaVu Serif" fo:font-size="12pt" fo:language="en" fo:country="US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DejaVu Sans" fo:font-family="'DejaVu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DejaVu Serif" fo:font-family="'DejaVu Serif'" style:font-family-generic="roman" style:font-pitch="variable" fo:font-size="24pt" fo:font-weight="bold" style:font-name-asian="Source Han Serif CN" style:font-family-asian="'Source Han Serif CN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0.5799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2T02:49:01.721791140</dc:date>
    <meta:editing-duration>PT23M16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5" meta:paragraph-count="45" meta:word-count="604" meta:character-count="1348" meta:non-whitespace-character-count="773"/>
  </office:meta>
</office:document-meta>
</file>